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2162B1D599BBB8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adornments="Regular" style:font-pitch="fixed"/>
    <style:font-face style:name="Hemi Head 426" svg:font-family="'Hemi Head 426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4.757cm"/>
      <style:paragraph-properties style:writing-mode="lr-tb"/>
    </style:style>
    <style:style style:name="pr2" style:family="presentation" style:parent-style-name="Default-title">
      <style:graphic-properties fo:min-height="13.54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color="#ffbf00" loext:opacity="100%" style:font-name="Fira Code" fo:font-size="18pt" style:font-size-asian="18pt" style:font-size-complex="18pt"/>
    </style:style>
    <style:style style:name="P2" style:family="paragraph">
      <loext:graphic-properties draw:fill-color="#ffffff"/>
      <style:paragraph-properties fo:text-align="start"/>
      <style:text-properties fo:color="#ffbf00" loext:opacity="100%" style:font-name="Fira Code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color="#000000" loext:opacity="100%" style:text-outline="true" style:font-name="Hemi Head 426"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bf00" loext:opacity="100%" style:font-name="Fira Code" fo:font-size="18pt" style:font-size-asian="18pt" style:font-size-complex="18pt"/>
    </style:style>
    <style:style style:name="T2" style:family="text">
      <style:text-properties fo:color="#000000" loext:opacity="100%" style:text-outline="true" style:font-name="Hemi Head 426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436cm" svg:height="14.757cm" svg:x="16.304cm" svg:y="0.557cm" presentation:class="subtitle" presentation:user-transformed="true">
          <draw:text-box>
            <text:p text:style-name="P1"><text:span text:style-name="T1">level up your app development thru lessons diving into:</text:span></text:p>
            <text:p text:style-name="P1"><text:span text:style-name="T1"/></text:p>
            <text:p text:style-name="P1"><text:span text:style-name="T1">* client–server logic</text:span></text:p>
            <text:p text:style-name="P1"><text:span text:style-name="T1">* filesystem</text:span></text:p>
            <text:p text:style-name="P1"><text:span text:style-name="T1">* command-line interfaces</text:span></text:p>
            <text:p text:style-name="P1"><text:span text:style-name="T1">* databases</text:span></text:p>
            <text:p text:style-name="P1"><text:span text:style-name="T1">* front-end integration</text:span></text:p>
            <text:p text:style-name="P1"><text:span text:style-name="T1"/></text:p>
            <text:p text:style-name="P1"><text:span text:style-name="T1">capstone exercises charting new frontiers in urbit development</text:span></text:p>
            <text:p text:style-name="P1"><text:span text:style-name="T1"/></text:p>
            <text:p text:style-name="P1"><text:span text:style-name="T1">meeting biweekly </text:span></text:p>
            <text:p text:style-name="P1"><text:span text:style-name="T1"><text:s/></text:span><text:span text:style-name="T1">~2023.4.12 to ~2023.6.21</text:span></text:p>
            <text:p text:style-name="P1"><text:span text:style-name="T1"/></text:p>
            <text:p text:style-name="P1"><text:span text:style-name="T1">developers.urbit.org/courses</text:span></text:p>
          </draw:text-box>
        </draw:frame>
        <draw:frame draw:style-name="gr1" draw:text-style-name="P3" draw:layer="layout" svg:width="15.747cm" svg:height="15.747cm" svg:x="0cm" svg:y="0.001cm">
          <draw:image xlink:href="Pictures/1000000000000400000004002162B1D599BBB809.png" xlink:type="simple" xlink:show="embed" xlink:actuate="onLoad" draw:mime-type="image/png">
            <text:p/>
          </draw:image>
        </draw:frame>
        <draw:frame presentation:style-name="pr2" draw:text-style-name="P4" draw:layer="layout" svg:width="17.644cm" svg:height="13.547cm" svg:x="-1.099cm" svg:y="1.436cm" presentation:class="title" presentation:user-transformed="true">
          <draw:text-box>
            <text:p text:style-name="P4"><text:span text:style-name="T2">APP</text:span><text:span text:style-name="T2"><text:line-break/></text:span><text:span text:style-name="T2">WORKSHOP</text:span><text:span text:style-name="T2"><text:line-break/></text:span><text:span text:style-name="T2">LIV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adornments="Regular" style:font-pitch="fixed"/>
    <style:font-face style:name="Hemi Head 426" svg:font-family="'Hemi Head 426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1T17:07:25.020453023</meta:creation-date>
    <dc:date>2023-03-21T17:22:54.786316228</dc:date>
    <meta:editing-duration>PT5M9S</meta:editing-duration>
    <meta:editing-cycles>1</meta:editing-cycles>
    <meta:document-statistic meta:object-count="26"/>
    <meta:generator>LibreOffice/7.3.7.2$Linux_X86_64 LibreOffice_project/30$Build-2</meta:generator>
  </office:meta>
</office:document-meta>
</file>